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0268123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2">Вынести каталог test из lib.</text:p>
        </text:list-item>
        <text:list-item>
          <text:p text:style-name="P2">Переместить lib за пределы public</text:p>
        </text:list-item>
        <text:list-item>
          <text:p text:style-name="P3">Изменить поле title в базе данных на name</text:p>
        </text:list-item>
        <text:list-item>
          <text:p text:style-name="P1">Пересмотреть архитектуру ядра в тестировщике</text:p>
        </text:list-item>
        <text:list-item>
          <text:p text:style-name="P1">Проставить переменный $Id$ в теге @version, удалить @si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14T18:33:59</dc:date>
    <meta:editing-duration>PT00H21M16S</meta:editing-duration>
    <meta:editing-cycles>8</meta:editing-cycles>
    <meta:generator>OpenOffice.org/3.0$Linux OpenOffice.org_project/300m15$Build-9379</meta:generator>
    <meta:document-statistic meta:table-count="0" meta:image-count="0" meta:object-count="0" meta:page-count="1" meta:paragraph-count="8" meta:word-count="65" meta:character-count="427"/>
  </office:meta>
</office:document-meta>
</file>